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2eb77" officeooo:paragraph-rsid="0002eb77"/>
    </style:style>
    <style:style style:name="P2" style:family="paragraph" style:parent-style-name="Text_20_body">
      <style:text-properties officeooo:paragraph-rsid="0002eb77"/>
    </style:style>
    <style:style style:name="P3" style:family="paragraph" style:parent-style-name="Text_20_body">
      <style:text-properties officeooo:rsid="0008e7b3" officeooo:paragraph-rsid="0008e7b3"/>
    </style:style>
    <style:style style:name="P4" style:family="paragraph" style:parent-style-name="Heading_20_1">
      <style:text-properties officeooo:rsid="0003943f" officeooo:paragraph-rsid="0003943f"/>
    </style:style>
    <style:style style:name="P5" style:family="paragraph" style:parent-style-name="Text_20_body" style:list-style-name="L1">
      <style:text-properties officeooo:rsid="000a5a58" officeooo:paragraph-rsid="000a5a58"/>
    </style:style>
    <style:style style:name="P6" style:family="paragraph" style:parent-style-name="Text_20_body">
      <style:text-properties officeooo:rsid="000a5a58" officeooo:paragraph-rsid="000a5a58"/>
    </style:style>
    <style:style style:name="P7" style:family="paragraph" style:parent-style-name="Text_20_body">
      <style:text-properties officeooo:rsid="000bdb95" officeooo:paragraph-rsid="000bdb95"/>
    </style:style>
    <style:style style:name="T1" style:family="text">
      <style:text-properties officeooo:rsid="000605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ini-Project 1 – Simple Chat Service</text:p>
      <text:h text:style-name="Heading_20_1" text:outline-level="1">Overview</text:h>
      <text:p text:style-name="P3">The aim of this practical was to create a program to exchange text messages between two computers using TCP. In my implementation of this program I completed the following features:</text:p>
      <text:list xml:id="list3794536464" text:style-name="L1">
        <text:list-item>
          <text:p text:style-name="P5">The application can connect to another machine and exchange chat messages using TCP</text:p>
        </text:list-item>
        <text:list-item>
          <text:p text:style-name="P5">If a connection to a specified machine fails a number of times, it can host a connection.</text:p>
        </text:list-item>
        <text:list-item>
          <text:p text:style-name="P5">The chat can be closed as desired.</text:p>
        </text:list-item>
        <text:list-item>
          <text:p text:style-name="P5">The user can choose to host the connection instead.</text:p>
        </text:list-item>
        <text:list-item>
          <text:p text:style-name="P5">Provides a simple Text-based UI.</text:p>
        </text:list-item>
        <text:list-item>
          <text:p text:style-name="P5">The application can deal with abnormal connection termination.</text:p>
        </text:list-item>
      </text:list>
      <text:h text:style-name="P4" text:outline-level="1">Design</text:h>
      <text:p text:style-name="P6">Rather than creating separate classes for hosting and connection to a host, I opted to keep all the methods in one class. This was because the only difference between the two operations is when hosting a chat, the ServerSocket passes a socket containing the I/O streams whereas when connecting to another user the Socket is made with a specified destination address and I/O streams are taken from that. All other operations (i.e. sending and receiving messages) are the same.</text:p>
      <text:p text:style-name="P7">As I completed a few extensions, I opted to create a simple textual UI in order to navigate the different functions of the application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2eb77" officeooo:paragraph-rsid="0002eb77"/>
    </style:style>
    <style:style style:name="MT1" style:family="text">
      <style:text-properties officeooo:rsid="0006052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80012798<text:tab/>CS2101 <text:span text:style-name="MT1">MP1</text:span><text:tab/>23/10/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20:44:30.699000000</meta:creation-date>
    <meta:editing-duration>PT45M17S</meta:editing-duration>
    <meta:editing-cycles>5</meta:editing-cycles>
    <meta:generator>LibreOffice/6.1.2.1$Windows_X86_64 LibreOffice_project/65905a128db06ba48db947242809d14d3f9a93fe</meta:generator>
    <dc:date>2018-10-23T22:21:47.427000000</dc:date>
    <meta:document-statistic meta:table-count="0" meta:image-count="0" meta:object-count="0" meta:page-count="1" meta:paragraph-count="13" meta:word-count="209" meta:character-count="1228" meta:non-whitespace-character-count="1037"/>
  </office:meta>
</office:document-meta>
</file>